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Geenafstand" style:master-page-name="MP0" style:family="paragraph">
      <style:paragraph-properties fo:break-before="page"/>
    </style:style>
    <style:style style:name="T10" style:parent-style-name="Standaardalinea-lettertype" style:family="text">
      <style:text-properties fo:font-weight="bold" style:font-weight-asian="bold" style:font-weight-complex="bold" fo:font-style="italic" style:font-style-asian="italic" style:font-style-complex="italic"/>
    </style:style>
    <style:style style:name="T11" style:parent-style-name="Standaardalinea-lettertype" style:family="text">
      <style:text-properties fo:font-weight="bold" style:font-weight-asian="bold" style:font-weight-complex="bold" fo:font-style="italic" style:font-style-asian="italic" style:font-style-complex="italic"/>
    </style:style>
    <style:style style:name="TableColumn13" style:family="table-column">
      <style:table-column-properties style:column-width="2.6548in"/>
    </style:style>
    <style:style style:name="TableColumn14" style:family="table-column">
      <style:table-column-properties style:column-width="3.6381in"/>
    </style:style>
    <style:style style:name="Table12" style:family="table">
      <style:table-properties style:width="6.293in" fo:margin-left="0in" table:align="left"/>
    </style:style>
    <style:style style:name="TableRow15" style:family="table-row">
      <style:table-row-properties/>
    </style:style>
    <style:style style:name="TableCell16" style:family="table-cell">
      <style:table-cell-properties fo:border="0.0069in solid #000000" fo:background-color="#D9D9D9" style:writing-mode="lr-tb" fo:padding-top="0.0784in" fo:padding-left="0.075in" fo:padding-bottom="0.0784in" fo:padding-right="0.075in"/>
    </style:style>
    <style:style style:name="T17" style:parent-style-name="Standaardalinea-lettertype" style:family="text">
      <style:text-properties fo:font-weight="bold" style:font-weight-asian="bold"/>
    </style:style>
    <style:style style:name="TableCell18" style:family="table-cell">
      <style:table-cell-properties fo:border="0.0069in solid #000000" style:writing-mode="lr-tb" fo:padding-top="0.0784in" fo:padding-left="0.075in" fo:padding-bottom="0.0784in" fo:padding-right="0.075in"/>
    </style:style>
    <style:style style:name="P19" style:parent-style-name="Geenafstand" style:family="paragraph">
      <style:text-properties fo:font-weight="bold" style:font-weight-asian="bold"/>
    </style:style>
    <style:style style:name="TableRow20" style:family="table-row">
      <style:table-row-properties/>
    </style:style>
    <style:style style:name="TableCell21" style:family="table-cell">
      <style:table-cell-properties fo:border="0.0069in solid #000000" fo:background-color="#D9D9D9" style:writing-mode="lr-tb" fo:padding-top="0.0784in" fo:padding-left="0.075in" fo:padding-bottom="0.0784in" fo:padding-right="0.075in"/>
    </style:style>
    <style:style style:name="T22" style:parent-style-name="Standaardalinea-lettertype" style:family="text">
      <style:text-properties fo:font-weight="bold" style:font-weight-asian="bold"/>
    </style:style>
    <style:style style:name="TableCell23" style:family="table-cell">
      <style:table-cell-properties fo:border="0.0069in solid #000000" style:writing-mode="lr-tb" fo:padding-top="0.0784in" fo:padding-left="0.075in" fo:padding-bottom="0.0784in" fo:padding-right="0.075in"/>
    </style:style>
    <style:style style:name="P24" style:parent-style-name="Geenafstand" style:family="paragraph">
      <style:text-properties fo:font-weight="bold" style:font-weight-asian="bold"/>
    </style:style>
    <style:style style:name="TableRow25" style:family="table-row">
      <style:table-row-properties/>
    </style:style>
    <style:style style:name="TableCell26" style:family="table-cell">
      <style:table-cell-properties fo:border="0.0069in solid #000000" fo:background-color="#D9D9D9" style:writing-mode="lr-tb" fo:padding-top="0.0784in" fo:padding-left="0.075in" fo:padding-bottom="0.0784in" fo:padding-right="0.075in"/>
    </style:style>
    <style:style style:name="T27" style:parent-style-name="Standaardalinea-lettertype" style:family="text">
      <style:text-properties fo:font-weight="bold" style:font-weight-asian="bold"/>
    </style:style>
    <style:style style:name="TableCell28" style:family="table-cell">
      <style:table-cell-properties fo:border="0.0069in solid #000000" style:writing-mode="lr-tb" fo:padding-top="0.0784in" fo:padding-left="0.075in" fo:padding-bottom="0.0784in" fo:padding-right="0.075in"/>
    </style:style>
    <style:style style:name="P29" style:parent-style-name="Geenafstand" style:family="paragraph">
      <style:text-properties fo:font-weight="bold" style:font-weight-asian="bold"/>
    </style:style>
    <style:style style:name="TableRow30" style:family="table-row">
      <style:table-row-properties/>
    </style:style>
    <style:style style:name="TableCell31" style:family="table-cell">
      <style:table-cell-properties fo:border="0.0069in solid #000000" fo:background-color="#D9D9D9" style:writing-mode="lr-tb" fo:padding-top="0.0784in" fo:padding-left="0.075in" fo:padding-bottom="0.0784in" fo:padding-right="0.075in"/>
    </style:style>
    <style:style style:name="T32" style:parent-style-name="Standaardalinea-lettertype" style:family="text">
      <style:text-properties fo:font-weight="bold" style:font-weight-asian="bold"/>
    </style:style>
    <style:style style:name="TableCell33" style:family="table-cell">
      <style:table-cell-properties fo:border="0.0069in solid #000000" style:writing-mode="lr-tb" fo:padding-top="0.0784in" fo:padding-left="0.075in" fo:padding-bottom="0.0784in" fo:padding-right="0.075in"/>
    </style:style>
    <style:style style:name="P34" style:parent-style-name="Geenafstand" style:family="paragraph">
      <style:text-properties fo:font-weight="bold" style:font-weight-asian="bold"/>
    </style:style>
    <style:style style:name="TableRow35" style:family="table-row">
      <style:table-row-properties/>
    </style:style>
    <style:style style:name="TableCell36" style:family="table-cell">
      <style:table-cell-properties fo:border="0.0069in solid #000000" fo:background-color="#D9D9D9" style:writing-mode="lr-tb" fo:padding-top="0.0784in" fo:padding-left="0.075in" fo:padding-bottom="0.0784in" fo:padding-right="0.075in"/>
    </style:style>
    <style:style style:name="T37" style:parent-style-name="Standaardalinea-lettertype" style:family="text">
      <style:text-properties fo:font-weight="bold" style:font-weight-asian="bold"/>
    </style:style>
    <style:style style:name="TableCell38" style:family="table-cell">
      <style:table-cell-properties fo:border="0.0069in solid #000000" style:writing-mode="lr-tb" fo:padding-top="0.0784in" fo:padding-left="0.075in" fo:padding-bottom="0.0784in" fo:padding-right="0.075in"/>
    </style:style>
    <style:style style:name="P39" style:parent-style-name="Geenafstand" style:family="paragraph">
      <style:text-properties fo:font-weight="bold" style:font-weight-asian="bold"/>
    </style:style>
    <style:style style:name="TableRow40" style:family="table-row">
      <style:table-row-properties/>
    </style:style>
    <style:style style:name="TableCell41" style:family="table-cell">
      <style:table-cell-properties fo:border="0.0069in solid #000000" fo:background-color="#D9D9D9" style:writing-mode="lr-tb" fo:padding-top="0.0784in" fo:padding-left="0.075in" fo:padding-bottom="0.0784in" fo:padding-right="0.075in"/>
    </style:style>
    <style:style style:name="T42" style:parent-style-name="Standaardalinea-lettertype" style:family="text">
      <style:text-properties fo:font-weight="bold" style:font-weight-asian="bold"/>
    </style:style>
    <style:style style:name="TableCell43" style:family="table-cell">
      <style:table-cell-properties fo:border="0.0069in solid #000000" style:writing-mode="lr-tb" fo:padding-top="0.0784in" fo:padding-left="0.075in" fo:padding-bottom="0.0784in" fo:padding-right="0.075in"/>
    </style:style>
    <style:style style:name="P44" style:parent-style-name="Geenafstand" style:family="paragraph">
      <style:text-properties fo:language="en" fo:country="US"/>
    </style:style>
    <style:style style:name="TableRow45" style:family="table-row">
      <style:table-row-properties/>
    </style:style>
    <style:style style:name="TableCell46" style:family="table-cell">
      <style:table-cell-properties fo:border="0.0069in solid #000000" fo:background-color="#D9D9D9" style:writing-mode="lr-tb" fo:padding-top="0.0784in" fo:padding-left="0.075in" fo:padding-bottom="0.0784in" fo:padding-right="0.075in"/>
    </style:style>
    <style:style style:name="T47" style:parent-style-name="Standaardalinea-lettertype" style:family="text">
      <style:text-properties fo:font-weight="bold" style:font-weight-asian="bold" fo:language="en" fo:country="US"/>
    </style:style>
    <style:style style:name="TableCell48" style:family="table-cell">
      <style:table-cell-properties fo:border="0.0069in solid #000000" style:writing-mode="lr-tb" fo:padding-top="0.0784in" fo:padding-left="0.075in" fo:padding-bottom="0.0784in" fo:padding-right="0.075in"/>
    </style:style>
    <style:style style:name="P49" style:parent-style-name="Geenafstand" style:family="paragraph">
      <style:text-properties fo:font-weight="bold" style:font-weight-asian="bold" fo:language="en" fo:country="US"/>
    </style:style>
    <style:style style:name="TableRow50" style:family="table-row">
      <style:table-row-properties/>
    </style:style>
    <style:style style:name="TableCell51" style:family="table-cell">
      <style:table-cell-properties fo:border="0.0069in solid #000000" fo:background-color="#D9D9D9" style:writing-mode="lr-tb" fo:padding-top="0.0784in" fo:padding-left="0.075in" fo:padding-bottom="0.0784in" fo:padding-right="0.075in"/>
    </style:style>
    <style:style style:name="T52" style:parent-style-name="Standaardalinea-lettertype" style:family="text">
      <style:text-properties fo:font-weight="bold" style:font-weight-asian="bold"/>
    </style:style>
    <style:style style:name="TableCell53" style:family="table-cell">
      <style:table-cell-properties fo:border="0.0069in solid #000000" style:writing-mode="lr-tb" fo:padding-top="0.0784in" fo:padding-left="0.075in" fo:padding-bottom="0.0784in" fo:padding-right="0.075in"/>
    </style:style>
    <style:style style:name="P54" style:parent-style-name="Geenafstand" style:family="paragraph">
      <style:text-properties fo:font-weight="bold" style:font-weight-asian="bold"/>
    </style:style>
    <style:style style:name="TableRow55" style:family="table-row">
      <style:table-row-properties/>
    </style:style>
    <style:style style:name="TableCell56" style:family="table-cell">
      <style:table-cell-properties fo:border="0.0069in solid #000000" fo:background-color="#D9D9D9" style:writing-mode="lr-tb" fo:padding-top="0.0784in" fo:padding-left="0.075in" fo:padding-bottom="0.0784in" fo:padding-right="0.075in"/>
    </style:style>
    <style:style style:name="T57" style:parent-style-name="Standaardalinea-lettertype" style:family="text">
      <style:text-properties fo:font-weight="bold" style:font-weight-asian="bold"/>
    </style:style>
    <style:style style:name="TableCell58" style:family="table-cell">
      <style:table-cell-properties fo:border="0.0069in solid #000000" style:writing-mode="lr-tb" fo:padding-top="0.0784in" fo:padding-left="0.075in" fo:padding-bottom="0.0784in" fo:padding-right="0.075in"/>
    </style:style>
    <style:style style:name="P59" style:parent-style-name="Geenafstand" style:family="paragraph">
      <style:paragraph-properties>
        <style:tab-stops>
          <style:tab-stop style:type="left" style:position="1.3784in"/>
        </style:tab-stops>
      </style:paragraph-properties>
    </style:style>
    <style:style style:name="P60" style:parent-style-name="Geenafstand" style:family="paragraph">
      <style:text-properties fo:font-weight="bold" style:font-weight-asian="bold" fo:font-size="14pt" style:font-size-asian="14pt" style:font-size-complex="14pt"/>
    </style:style>
    <style:style style:name="P61" style:parent-style-name="Geenafstand" style:list-style-name="LFO1" style:family="paragraph"/>
    <style:style style:name="T62" style:parent-style-name="Standaardalinea-lettertype" style:family="text">
      <style:text-properties fo:font-style="italic" style:font-style-asian="italic"/>
    </style:style>
    <style:style style:name="P63" style:parent-style-name="Geenafstand" style:list-style-name="LFO1" style:family="paragraph"/>
    <style:style style:name="P64" style:parent-style-name="Geenafstand" style:list-style-name="LFO1" style:family="paragraph"/>
    <style:style style:name="T65" style:parent-style-name="Standaardalinea-lettertype" style:family="text">
      <style:text-properties fo:font-style="italic" style:font-style-asian="italic"/>
    </style:style>
    <style:style style:name="P66" style:parent-style-name="Geenafstand" style:list-style-name="LFO1" style:family="paragraph"/>
    <style:style style:name="P67" style:parent-style-name="Geenafstand" style:list-style-name="LFO1" style:family="paragraph"/>
    <style:style style:name="P68" style:parent-style-name="Geenafstand" style:list-style-name="LFO1" style:family="paragraph"/>
    <style:style style:name="P69" style:parent-style-name="Geenafstand" style:list-style-name="LFO1" style:family="paragraph"/>
    <style:style style:name="P70" style:parent-style-name="Geenafstand" style:list-style-name="LFO1" style:family="paragraph"/>
    <style:style style:name="P71" style:parent-style-name="Geenafstand" style:list-style-name="LFO1" style:family="paragraph"/>
    <style:style style:name="P72" style:parent-style-name="Geenafstand" style:list-style-name="LFO1" style:family="paragraph"/>
    <style:style style:name="P73" style:parent-style-name="Geenafstand" style:list-style-name="LFO1" style:family="paragraph"/>
    <style:style style:name="T74" style:parent-style-name="Standaardalinea-lettertype" style:family="text">
      <style:text-properties fo:font-style="italic" style:font-style-asian="italic"/>
    </style:style>
    <style:style style:name="T75" style:parent-style-name="Standaardalinea-lettertype" style:family="text">
      <style:text-properties style:font-style-complex="italic"/>
    </style:style>
    <style:style style:name="T76" style:parent-style-name="Standaardalinea-lettertype" style:family="text">
      <style:text-properties fo:font-style="italic" style:font-style-asian="italic"/>
    </style:style>
    <style:style style:name="P77" style:parent-style-name="Geenafstand" style:family="paragraph">
      <style:text-properties fo:font-weight="bold" style:font-weight-asian="bold" fo:font-size="14pt" style:font-size-asian="14pt" style:font-size-complex="14pt"/>
    </style:style>
    <style:style style:name="T78" style:parent-style-name="Standaardalinea-lettertype" style:family="text">
      <style:text-properties fo:font-style="italic" style:font-style-asian="italic" style:font-style-complex="italic"/>
    </style:style>
    <style:style style:name="T79" style:parent-style-name="Standaardalinea-lettertype" style:family="text">
      <style:text-properties fo:font-style="italic" style:font-style-asian="italic" style:font-style-complex="italic"/>
    </style:style>
    <style:style style:name="P80" style:parent-style-name="Geenafstand" style:family="paragraph">
      <style:text-properties fo:font-weight="bold" style:font-weight-asian="bold" fo:font-size="14pt" style:font-size-asian="14pt" style:font-size-complex="14pt"/>
    </style:style>
    <style:style style:name="T81" style:parent-style-name="Standaardalinea-lettertype" style:family="text">
      <style:text-properties fo:font-style="italic" style:font-style-asian="italic"/>
    </style:style>
    <style:style style:name="T82" style:parent-style-name="Standaardalinea-lettertype" style:family="text">
      <style:text-properties style:font-style-complex="italic"/>
    </style:style>
    <style:style style:name="T83" style:parent-style-name="Standaardalinea-lettertype" style:family="text">
      <style:text-properties fo:font-style="italic" style:font-style-asian="italic"/>
    </style:style>
  </office:automatic-styles>
  <office:body>
    <office:text text:use-soft-page-breaks="true">
      <text:p text:style-name="P1">Met dit formulier kan toegang <text:s/>worden aangevraagd tot de<text:s/><text:span text:style-name="T10">Batch testing HTTP API</text:span><text:s/>van Internet.nl. Met de verkregen inloggegevens kan er ook gebruik worden gemaakt van het<text:s/><text:span text:style-name="T11">API Dashboard</text:span>. Het API Dashboard maakt het gebruik van de API makkelijker voor minder technische gebruikers. Ook biedt het dashboard de mogelijk om mooie overzichten te genereren die de adoptiegraad op een specifiek moment weergeven, of het verloop van de adoptiegraad over een langere periode inzichtelijk maken.</text:p>
      <text:p text:style-name="Geenafstand"/>
      <table:table table:style-name="Table12">
        <table:table-columns>
          <table:table-column table:style-name="TableColumn13"/>
          <table:table-column table:style-name="TableColumn14"/>
        </table:table-columns>
        <table:table-row table:style-name="TableRow15">
          <table:table-cell table:style-name="TableCell16">
            <text:p text:style-name="Geenafstand"><text:span text:style-name="T17">Aanvraagdatum</text:span></text:p>
          </table:table-cell>
          <table:table-cell table:style-name="TableCell18">
            <text:p text:style-name="P19"/>
          </table:table-cell>
        </table:table-row>
        <table:table-row table:style-name="TableRow20">
          <table:table-cell table:style-name="TableCell21">
            <text:p text:style-name="Geenafstand"><text:span text:style-name="T22">Naam</text:span></text:p>
          </table:table-cell>
          <table:table-cell table:style-name="TableCell23">
            <text:p text:style-name="P24"/>
          </table:table-cell>
        </table:table-row>
        <table:table-row table:style-name="TableRow25">
          <table:table-cell table:style-name="TableCell26">
            <text:p text:style-name="Geenafstand"><text:span text:style-name="T27">E-mailadres</text:span></text:p>
          </table:table-cell>
          <table:table-cell table:style-name="TableCell28">
            <text:p text:style-name="P29"/>
          </table:table-cell>
        </table:table-row>
        <table:table-row table:style-name="TableRow30">
          <table:table-cell table:style-name="TableCell31">
            <text:p text:style-name="Geenafstand"><text:span text:style-name="T32">Mobiele telefoonnummer (i.v.m. het ontvangen van het wachtwoord)</text:span></text:p>
          </table:table-cell>
          <table:table-cell table:style-name="TableCell33">
            <text:p text:style-name="P34"/>
          </table:table-cell>
        </table:table-row>
        <table:table-row table:style-name="TableRow35">
          <table:table-cell table:style-name="TableCell36">
            <text:p text:style-name="Geenafstand"><text:span text:style-name="T37">Organisatienaam</text:span></text:p>
          </table:table-cell>
          <table:table-cell table:style-name="TableCell38">
            <text:p text:style-name="P39"/>
          </table:table-cell>
        </table:table-row>
        <table:table-row table:style-name="TableRow40">
          <table:table-cell table:style-name="TableCell41">
            <text:p text:style-name="Geenafstand"><text:span text:style-name="T42">Aard organisatie</text:span></text:p>
          </table:table-cell>
          <table:table-cell table:style-name="TableCell43">
            <text:p text:style-name="P44">Overheid / non-profit / for-profit</text:p>
          </table:table-cell>
        </table:table-row>
        <table:table-row table:style-name="TableRow45">
          <table:table-cell table:style-name="TableCell46">
            <text:p text:style-name="Geenafstand"><text:span text:style-name="T47">Kamer van koophandel nummer</text:span></text:p>
          </table:table-cell>
          <table:table-cell table:style-name="TableCell48">
            <text:p text:style-name="P49"/>
          </table:table-cell>
        </table:table-row>
        <table:table-row table:style-name="TableRow50">
          <table:table-cell table:style-name="TableCell51">
            <text:p text:style-name="Geenafstand"><text:span text:style-name="T52">Reden voor aanvraag (waarvoor worden de testresultaten gebruikt)</text:span></text:p>
          </table:table-cell>
          <table:table-cell table:style-name="TableCell53">
            <text:p text:style-name="P54"/>
          </table:table-cell>
        </table:table-row>
        <table:table-row table:style-name="TableRow55">
          <table:table-cell table:style-name="TableCell56">
            <text:p text:style-name="Geenafstand"><text:span text:style-name="T57">Beoogde frequentie gebruik</text:span></text:p>
          </table:table-cell>
          <table:table-cell table:style-name="TableCell58">
            <text:p text:style-name="Geenafstand"/>
          </table:table-cell>
        </table:table-row>
      </table:table>
      <text:p text:style-name="P59"/>
      <text:p text:style-name="P60">Gebruiksvoorwaarden</text:p>
      <text:list text:style-name="LFO1" text:continue-numbering="true">
        <text:list-item>
          <text:p text:style-name="P61">Platform Internetstandaarden levert de<text:s/><text:span text:style-name="T62">Batch testing HTTP API</text:span><text:s/>voor Internet.nl op een 'best effort' basis zonder verdere garanties t.a.v. bijvoorbeeld beschikbaarheid.</text:p>
        </text:list-item>
        <text:list-item>
          <text:p text:style-name="P63">De controles uitgevoerd op Internet.nl zijn bedoeld als compliance-test, en zijn niet bedoeld voor monitoringdoeleinden.</text:p>
        </text:list-item>
        <text:list-item>
          <text:p text:style-name="P64">Zware belasting van de<text:s/><text:span text:style-name="T65">Batch testing HTTP API</text:span><text:s/>maakt de dienst ook trager voor andere gebruikers.<text:s/>Daarom<text:s/>vragen we de aanvrager zich te houden aan de volgende 'fair use' spelregels:</text:p>
          <text:list text:continue-numbering="true">
            <text:list-item>
              <text:p text:style-name="P66">Maximaal 2 testen per week.</text:p>
            </text:list-item>
            <text:list-item>
              <text:p text:style-name="P67">Per test maximaal 5000 domeinnamen.</text:p>
            </text:list-item>
          </text:list>
        </text:list-item>
        <text:list-item>
          <text:p text:style-name="P68">Elke<text:s/>account is<text:s/>gekoppeld aan<text:s/>een<text:s/>enkele<text:s/>contactpersoon. Deze persoon is verantwoordelijk voor het account.<text:s/></text:p>
          <text:list text:continue-numbering="true">
            <text:list-item>
              <text:p text:style-name="P69">Communicatie over<text:s/>wijzigingen of<text:s/>updates aan de API en/of het Dashboard verloopt<text:s/>via het e-mailadres van de contactpersoon.</text:p>
            </text:list-item>
            <text:list-item>
              <text:p text:style-name="P70">Wanneer de contactpersoon niet (meer) bereikbaar is middels het opgegeven e-mailadres, wordt het account verwijderd.</text:p>
            </text:list-item>
            <text:list-item>
              <text:p text:style-name="P71">Accounts<text:s/>die langer dan<text:s/>12 maanden niet<text:s/>zijn gebruikt, worden verwijderd.</text:p>
            </text:list-item>
          </text:list>
        </text:list-item>
        <text:list-item>
          <text:p text:style-name="P72">Per organisatie worden maximaal 3 accounts verstrekt.</text:p>
        </text:list-item>
        <text:list-item>
          <text:p text:style-name="P73">Bij ongeoorloofd gebruik kan Platform Internetstandaarden eenzijdig besluiten het verstrekte account in te trekken.</text:p>
        </text:list-item>
      </text:list>
      <text:p text:style-name="Geenafstand"/>
      <text:soft-page-break/>
      <text:p text:style-name="Geenafstand">Door het indienen van een aanvraag voor toegang tot de<text:s/><text:span text:style-name="T74">Batch testing HTTP API</text:span><text:span text:style-name="T75"><text:s/>en het bijhorende<text:s/></text:span><text:span text:style-name="T76">API Dashboard</text:span>, verklaart de aanvrager zich te houden aan de genoemde gebruikersvoorwaarden en/of nadere instructies van Platform Internetstandaarden.<text:s/></text:p>
      <text:p text:style-name="Geenafstand"/>
      <text:p text:style-name="P77">Procedure verstrekking inloggegevens</text:p>
      <text:p text:style-name="Geenafstand">Na het indienen van dit aanvraagformulier wordt de aanvraag verwerkt, en worden de login naam en handleiding voor de<text:s/><text:span text:style-name="T78">Batch testing HTTP API</text:span><text:s/>en het<text:s/><text:span text:style-name="T79">API Dashboard</text:span><text:s/>verstuurd naar het opgegeven e-mailadres. Het bijhorende wachtwoord wordt<text:s/>via een ander beschikbaar kanaal<text:s/>gestuurd naar het opgegeven<text:s/>mobiele<text:s/>telefoonnummer.<text:s/></text:p>
      <text:p text:style-name="Geenafstand"/>
      <text:p text:style-name="P80">Ondersteuning</text:p>
      <text:p text:style-name="Geenafstand">Voor vragen over (het gebruik van) de<text:s/><text:span text:style-name="T81">Batch testing HTTP API</text:span><text:span text:style-name="T82"><text:s/>en het<text:s/></text:span><text:span text:style-name="T83">API Dashboard</text:span>, kan per e-mail contact worden opgenomen met<text:s/><text:a xlink:href="mailto:vraag@internet.nl" office:target-frame-name="_top" xlink:show="replace"><text:span text:style-name="Hyperlink">vraag@internet.nl</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bottom="0in" style:line-height-at-least="0.1666in" fo:margin-left="0.5in">
        <style:tab-stops/>
      </style:paragraph-properties>
      <style:text-properties style:font-name-asian="Times New Roman" fo:font-size="10pt" style:font-size-asian="10pt" style:font-size-complex="10pt" fo:hyphenate="false"/>
    </style:style>
    <style:style style:name="Geenafstand" style:display-name="Geen afstand" style:family="paragraph">
      <style:paragraph-properties fo:margin-bottom="0in" fo:line-height="100%"/>
      <style:text-properties fo:hyphenate="false"/>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fals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style:style style:name="Ballontekst" style:display-name="Ballontekst" style:family="paragraph" style:parent-style-name="Standaard">
      <style:paragraph-properties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font-size="9pt" style:font-size-asian="9pt" style:font-size-complex="9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Revisie" style:display-name="Revisie" style:family="paragraph">
      <style:paragraph-properties style:vertical-align="auto" fo:margin-bottom="0in" fo:line-height="100%"/>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0006in"/>
      </style:footer-style>
    </style:page-layout>
    <style:style style:name="T2" style:parent-style-name="Standaardalinea-lettertype" style:family="text">
      <style:text-properties fo:font-size="14pt" style:font-size-asian="14pt" style:font-size-complex="14pt" fo:language="en" fo:country="US"/>
    </style:style>
    <style:style style:name="T3" style:parent-style-name="Standaardalinea-lettertype" style:family="text">
      <style:text-properties fo:font-size="14pt" style:font-size-asian="14pt" style:font-size-complex="14pt" fo:language="en" fo:country="US"/>
    </style:style>
    <style:style style:name="P4" style:parent-style-name="Geenafstand" style:family="paragraph">
      <style:text-properties fo:font-size="14pt" style:font-size-asian="14pt" style:font-size-complex="14pt"/>
    </style:style>
    <style:style style:name="P5" style:parent-style-name="Geenafstand" style:family="paragraph">
      <style:text-properties fo:font-size="14pt" style:font-size-asian="14pt" style:font-size-complex="14pt"/>
    </style:style>
    <style:style style:name="P6" style:parent-style-name="Geenafstand" style:family="paragraph">
      <style:text-properties fo:font-size="14pt" style:font-size-asian="14pt" style:font-size-complex="14pt"/>
    </style:style>
    <style:style style:name="P7" style:parent-style-name="Voettekst" style:family="paragraph">
      <style:paragraph-properties fo:text-align="end"/>
    </style:style>
    <style:style style:name="T8" style:parent-style-name="Standaardalinea-lettertype" style:family="text">
      <style:text-properties fo:font-weight="bold" style:font-weight-asian="bold" style:font-weight-complex="bold"/>
    </style:style>
    <style:style style:name="T9" style:parent-style-name="Standaardalinea-lettertype" style:family="text">
      <style:text-properties fo:font-weight="bold" style:font-weight-asian="bold" style:font-weight-complex="bold"/>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Geenafstand"><draw:frame draw:z-index="251659264" draw:style-name="a0" draw:name="Afbeelding 1" text:anchor-type="paragraph" svg:x="4.12893in" svg:y="-0.1875in" svg:width="2.12986in" svg:height="0.63819in" style:rel-width="scale" style:rel-height="scale"><draw:image xlink:href="media/image1.png" xlink:type="simple" xlink:show="embed" xlink:actuate="onLoad"/><svg:title/><svg:desc/></draw:frame><text:span text:style-name="T2">Batch testing HTTP API &amp; API DASHBOARD</text:span><text:span text:style-name="T3"><text:tab/></text:span></text:p>
        <text:p text:style-name="P4">Aanvraagformulier (versie 1.4)</text:p>
        <text:p text:style-name="P5"/>
        <text:p text:style-name="P6"/>
      </style:header>
      <style:footer>
        <text:p text:style-name="P7">Pagina<text:s/><text:span text:style-name="T8"><text:page-number text:fixed="false">2</text:page-number></text:span><text:s/>van<text:s/><text:span text:style-name="T9"><text:page-count>2</text:page-count></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nnis Baaten</meta:initial-creator>
    <dc:creator>Dennis Baaten</dc:creator>
    <meta:creation-date>2020-08-06T14:53:00Z</meta:creation-date>
    <dc:date>2023-01-14T10:54:00Z</dc:date>
    <meta:template xlink:href="Normal.dotm" xlink:type="simple"/>
    <meta:editing-cycles>3</meta:editing-cycles>
    <meta:editing-duration>PT1500S</meta:editing-duration>
    <meta:document-statistic meta:page-count="2" meta:paragraph-count="5" meta:word-count="422" meta:character-count="2742" meta:row-count="19" meta:non-whitespace-character-count="2325"/>
  </office:meta>
</office:document-meta>
</file>